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2009F9CDFF76A1A9DB9.jpg" manifest:media-type="image/jpeg"/>
  <manifest:file-entry manifest:full-path="Pictures/100000000000020100000201678B62A927532A48.jpg" manifest:media-type="image/jpeg"/>
  <manifest:file-entry manifest:full-path="Pictures/1000000000000200000002005FF29958F3C17DB9.jpg" manifest:media-type="image/jpeg"/>
  <manifest:file-entry manifest:full-path="Pictures/100000000000020000000200C3C2EBE14183F3F8.jpg" manifest:media-type="image/jpeg"/>
  <manifest:file-entry manifest:full-path="Pictures/1000000000000200000001E5D476B6150A8C3071.jpg" manifest:media-type="image/jpeg"/>
  <manifest:file-entry manifest:full-path="Pictures/10000000000002000000020008D6A01043175452.jpg" manifest:media-type="image/jpeg"/>
  <manifest:file-entry manifest:full-path="Pictures/1000000000000200000002005B17109F1254B590.jpg" manifest:media-type="image/jpeg"/>
  <manifest:file-entry manifest:full-path="Pictures/100000000000020000000200F7A7B31A25AC4E04.jpg" manifest:media-type="image/jpeg"/>
  <manifest:file-entry manifest:full-path="Pictures/100000000000020000000200A73B5BE2265E150C.jpg" manifest:media-type="image/jpeg"/>
  <manifest:file-entry manifest:full-path="Pictures/1000000100000676000009239AE0AF3A2D18A41F.png" manifest:media-type="image/png"/>
  <manifest:file-entry manifest:full-path="Pictures/100000010000067600000923392A8D24E56ABD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athroom_20_Tiles" draw:display-name="Bathroom Tiles" xlink:href="Pictures/100000000000020000000200C3C2EBE14183F3F8.jpg" xlink:type="simple" xlink:show="embed" xlink:actuate="onLoad"/>
    <draw:fill-image draw:name="Coffee_20_Beans" draw:display-name="Coffee Beans" xlink:href="Pictures/1000000000000200000002005B17109F1254B590.jpg" xlink:type="simple" xlink:show="embed" xlink:actuate="onLoad"/>
    <draw:fill-image draw:name="Colorful_20_Pebbles" draw:display-name="Colorful Pebbles" xlink:href="Pictures/100000000000020000000200F7A7B31A25AC4E04.jpg" xlink:type="simple" xlink:show="embed" xlink:actuate="onLoad"/>
    <draw:fill-image draw:name="Fence" xlink:href="Pictures/1000000000000200000002005FF29958F3C17DB9.jpg" xlink:type="simple" xlink:show="embed" xlink:actuate="onLoad"/>
    <draw:fill-image draw:name="Lawn" xlink:href="Pictures/1000000000000200000001E5D476B6150A8C3071.jpg" xlink:type="simple" xlink:show="embed" xlink:actuate="onLoad"/>
    <draw:fill-image draw:name="Little_20_Clouds" draw:display-name="Little Clouds" xlink:href="Pictures/100000000000020100000201678B62A927532A48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Paper_20_Crumpled" draw:display-name="Paper Crumpled" xlink:href="Pictures/10000000000002000000020008D6A01043175452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fill-image draw:name="WillowBumbleCV" xlink:href="Pictures/1000000100000676000009239AE0AF3A2D18A41F.png" xlink:type="simple" xlink:show="embed" xlink:actuate="onLoad"/>
    <draw:fill-image draw:name="WillowBumbleCVBack" xlink:href="Pictures/100000010000067600000923392A8D24E56ABDB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205cm" style:writing-mode="lr-tb" draw:fill="bitmap" draw:fill-image-name="WillowBumbleCV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676000009239AE0AF3A2D18A41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WillowBumbleCV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3T21:56:37.842000000</meta:creation-date>
    <dc:date>2023-08-13T23:06:12.807000000</dc:date>
    <meta:editing-duration>PT1H9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